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491b"/>
    </style:style>
    <style:style style:name="P2" style:family="paragraph" style:parent-style-name="Standard">
      <style:text-properties officeooo:rsid="0006a2ed" officeooo:paragraph-rsid="0006a2ed"/>
    </style:style>
    <style:style style:name="P3" style:family="paragraph" style:parent-style-name="Standard">
      <style:text-properties officeooo:paragraph-rsid="000776f7"/>
    </style:style>
    <style:style style:name="T1" style:family="text">
      <style:text-properties officeooo:rsid="0003491b"/>
    </style:style>
    <style:style style:name="T2" style:family="text">
      <style:text-properties officeooo:rsid="0003d9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: Final-Project-Group11</text:p>
      <text:p text:style-name="Standard">Due date: 12/2/19 @ 11pm</text:p>
      <text:p text:style-name="Standard"/>
      <text:p text:style-name="Standard">Final-Project-Group11.zip</text:p>
      <text:p text:style-name="Standard"/>
      <text:p text:style-name="Standard">Synopsis: A robot navigates through a maze to reach the goal location which is the center of the maze</text:p>
      <text:p text:style-name="Standard">Objectives:</text:p>
      <text:p text:style-name="Standard"><text:tab/>-Generate path from current position (S)(0,0) to the center of the maze (G)(7,7;7,8;8,7;8,8)</text:p>
      <text:p text:style-name="Standard"><text:tab/>-Robot will be <text:span text:style-name="T1">choose</text:span> from <text:span text:style-name="T1">Wheeled</text:span>:Husky vs Tracked:LT2-F</text:p>
      <text:p text:style-name="Standard"><text:tab/>-After a path is found and generated</text:p>
      <text:p text:style-name="Standard"><text:tab/><text:tab/>*Using down, right, up, left sequence</text:p>
      <text:p text:style-name="Standard"><text:tab/>-A robot will follow the path using the function</text:p>
      <text:p text:style-name="Standard"><text:tab/><text:tab/>*After each turn of the robot the function MoveFoward needs to be call each time</text:p>
      <text:p text:style-name="Standard"><text:tab/>-Micromouse simulator will be used to display the result on the screen</text:p>
      <text:p text:style-name="Standard"><text:tab/>-Program exits when</text:p>
      <text:p text:style-name="Standard"><text:tab/><text:tab/>*Robot reaches G or</text:p>
      <text:p text:style-name="Standard"><text:tab/><text:tab/>*There is no solution from S to G</text:p>
      <text:p text:style-name="Standard"/>
      <text:p text:style-name="Standard">Maze:</text:p>
      <text:p text:style-name="Standard"><text:tab/>-All maze have the same dimensions 16 x 16 cells [0,15] by [0,15]</text:p>
      <text:p text:style-name="Standard"><text:tab/>-All maze have walls around their perimeter</text:p>
      <text:p text:style-name="Standard"><text:tab/><text:tab/>*The robot has not previous knowledge of any wall including the perimeter walls.</text:p>
      <text:p text:style-name="Standard"><text:tab/><text:tab/>*Walls are discovered only when robot tries to drive through a wall</text:p>
      <text:p text:style-name="Standard"><text:tab/>-All maze have the same goal at the center with coordinates (7,7;7,8;8,7;8,8)</text:p>
      <text:p text:style-name="Standard"><text:tab/></text:p>
      <text:p text:style-name="P2">Robot:</text:p>
      <text:p text:style-name="P2"><text:tab/>-Robot will always start at position (0,0), and will always face north.</text:p>
      <text:p text:style-name="Standard"/>
      <text:p text:style-name="P1">Final-Project-Group11/doc/Doxyfile //--document class,methods,attributes and struct (only the code the group wrote)</text:p>
      <text:p text:style-name="Standard"><text:tab/><text:tab/><text:tab/>/README.md</text:p>
      <text:p text:style-name="Standard"><text:tab/><text:tab/><text:tab/>/Readme-Group11.txt</text:p>
      <text:p text:style-name="Standard"><text:tab/><text:tab/><text:tab/><text:tab/>*what to INPUT in the micromouse simulator</text:p>
      <text:p text:style-name="Standard"/>
      <text:p text:style-name="Standard"/>
      <text:p text:style-name="Standard">Classes:</text:p>
      <text:p text:style-name="Standard"><text:tab/><text:tab/></text:p>
      <text:p text:style-name="Standard">*Final-Project-Group11/src/LandBasedRobot</text:p>
      <text:p text:style-name="Standard"><text:tab/>-base class</text:p>
      <text:p text:style-name="Standard"><text:tab/>-namespace fp</text:p>
      <text:p text:style-name="P3"><text:tab/>-store robot direction in the maze, 'N', 'E', 'W', 'S' in struct</text:p>
      <text:p text:style-name="Standard"><text:tab/>-abstract</text:p>
      <text:p text:style-name="Standard"><text:tab/><text:tab/>*.h file</text:p>
      <text:p text:style-name="Standard"><text:tab/><text:tab/><text:tab/>-define constructor prototype with default parameter values/public</text:p>
      <text:p text:style-name="Standard"><text:tab/><text:tab/><text:tab/>-define deep copy constructor prototype/const/public</text:p>
      <text:p text:style-name="Standard"><text:tab/><text:tab/><text:tab/>-destructor/virtual/public</text:p>
      <text:p text:style-name="Standard"><text:tab/><text:tab/><text:tab/>-accessors/public/const</text:p>
      <text:p text:style-name="Standard"><text:tab/><text:tab/><text:tab/>-mutators/public/void<text:tab/><text:tab/><text:tab/><text:tab/><text:tab/><text:tab/></text:p>
      <text:p text:style-name="Standard"><text:tab/><text:tab/><text:tab/>-method prototype/virtual void/public</text:p>
      <text:p text:style-name="Standard"><text:soft-page-break/><text:tab/><text:tab/><text:tab/>-atributes/protected</text:p>
      <text:p text:style-name="Standard"/>
      <text:p text:style-name="Standard"><text:tab/><text:tab/>*.cpp file</text:p>
      <text:p text:style-name="Standard"><text:tab/><text:tab/><text:tab/>-method definition/void</text:p>
      <text:p text:style-name="Standard"><text:tab/><text:tab/><text:tab/><text:tab/>*eg; API::moveForward();</text:p>
      <text:p text:style-name="Standard"><text:tab/><text:tab/><text:tab/>-constructor definition</text:p>
      <text:p text:style-name="Standard"><text:tab/><text:tab/><text:tab/>-deep copy constructor definition/const</text:p>
      <text:p text:style-name="Standard"/>
      <text:p text:style-name="Standard">*Final-Project-Group11/src/LandBasedWheeled</text:p>
      <text:p text:style-name="P1"><text:tab/>-#include "../LandBased<text:span text:style-name="T1">Robot</text:span>/landbased<text:span text:style-name="T1">robot</text:span>.h"</text:p>
      <text:p text:style-name="Standard"><text:tab/>-derived from base class</text:p>
      <text:p text:style-name="Standard"><text:tab/><text:tab/>*public LandBasedRobot</text:p>
      <text:p text:style-name="Standard"><text:tab/>-namespace fp</text:p>
      <text:p text:style-name="Standard"><text:tab/>-single and public inheritance (dynamic polymorphism)</text:p>
      <text:p text:style-name="Standard"><text:tab/>-Smart Pointers (dynamic polymorphism)points or reference objects to base class</text:p>
      <text:p text:style-name="Standard"><text:tab/>-concrete</text:p>
      <text:p text:style-name="Standard"><text:tab/><text:tab/>*.h file</text:p>
      <text:p text:style-name="Standard"><text:tab/><text:tab/><text:tab/>-Derived class constructor initialize/public</text:p>
      <text:p text:style-name="Standard"><text:tab/><text:tab/><text:tab/>-Derived Class Copy Constructor initialize (deep copy)/const/public</text:p>
      <text:p text:style-name="Standard"><text:tab/><text:tab/><text:tab/>-Derived Class Destructor/virtual/delete/public</text:p>
      <text:p text:style-name="Standard"><text:tab/><text:tab/><text:tab/>-<text:span text:style-name="T1">M</text:span>ethod prototype/public</text:p>
      <text:p text:style-name="Standard"><text:tab/><text:tab/><text:tab/><text:tab/>*<text:span text:style-name="T1">D</text:span>ynamic <text:span text:style-name="T1">P</text:span>olymorphism</text:p>
      <text:p text:style-name="Standard"><text:tab/><text:tab/><text:tab/><text:tab/><text:tab/>-virtual void and override</text:p>
      <text:p text:style-name="Standard"><text:tab/><text:tab/><text:tab/>-<text:span text:style-name="T1">Attributes</text:span>/protected</text:p>
      <text:p text:style-name="Standard"/>
      <text:p text:style-name="Standard"><text:tab/><text:tab/>*.cpp file</text:p>
      <text:p text:style-name="Standard"><text:tab/><text:tab/><text:tab/>-<text:span text:style-name="T1">M</text:span>ethod definition (output only function being called)/void</text:p>
      <text:p text:style-name="Standard"><text:tab/><text:tab/><text:tab/>-Derived class constructor definition</text:p>
      <text:p text:style-name="Standard"><text:tab/><text:tab/><text:tab/>-Derived Class Copy Constructor definition/const</text:p>
      <text:p text:style-name="Standard"/>
      <text:p text:style-name="Standard">*Final-Project-Group11/src/LandBasedTracked</text:p>
      <text:p text:style-name="P1"><text:tab/>-#include "../LandBased<text:span text:style-name="T1">Robot</text:span>/landbased<text:span text:style-name="T1">robot</text:span>.h"</text:p>
      <text:p text:style-name="Standard"><text:tab/>-derived from base class</text:p>
      <text:p text:style-name="Standard"><text:tab/><text:tab/>*public LandBasedRobot</text:p>
      <text:p text:style-name="Standard"><text:tab/>-namespace fp</text:p>
      <text:p text:style-name="Standard"><text:tab/>-single and public inheritance (dynamic polymorphism)</text:p>
      <text:p text:style-name="Standard"><text:tab/>-Smart Pointers (dynamic polymorphism)points or reference objects to base class</text:p>
      <text:p text:style-name="Standard"><text:tab/>-concrete</text:p>
      <text:p text:style-name="Standard"><text:tab/><text:tab/>*.h file</text:p>
      <text:p text:style-name="Standard"><text:tab/><text:tab/><text:tab/>-Derived class constructor initialize/public</text:p>
      <text:p text:style-name="Standard"><text:tab/><text:tab/><text:tab/>-Derived Class Copy Constructor initialize (deep copy)/const/public</text:p>
      <text:p text:style-name="Standard"><text:tab/><text:tab/><text:tab/>-Derived Class Destructor/virtual/delete/public</text:p>
      <text:p text:style-name="Standard"><text:tab/><text:tab/><text:tab/>-method prototype/public</text:p>
      <text:p text:style-name="Standard"><text:tab/><text:tab/><text:tab/><text:tab/>*dynamic polymorphism</text:p>
      <text:p text:style-name="Standard"><text:tab/><text:tab/><text:tab/><text:tab/><text:tab/>-virtual void and override</text:p>
      <text:p text:style-name="Standard"><text:tab/><text:tab/><text:tab/>-<text:span text:style-name="T1">attributes</text:span>/protected</text:p>
      <text:p text:style-name="Standard"/>
      <text:p text:style-name="Standard"><text:tab/><text:tab/>*.cpp file</text:p>
      <text:p text:style-name="Standard"><text:tab/><text:tab/><text:tab/>-method definition (output only function being called)/void</text:p>
      <text:p text:style-name="Standard"><text:soft-page-break/><text:tab/><text:tab/><text:tab/>-Derived class constructor definition</text:p>
      <text:p text:style-name="Standard"><text:tab/><text:tab/><text:tab/>-Derived Class Copy Constructor definition/const</text:p>
      <text:p text:style-name="Standard"/>
      <text:p text:style-name="Standard"/>
      <text:p text:style-name="P1">*Search Algorithm</text:p>
      <text:p text:style-name="Standard"><text:tab/>*Final-Project-Group11/src/Algorithm</text:p>
      <text:p text:style-name="P1"><text:tab/><text:tab/>-namespace fp</text:p>
      <text:p text:style-name="P1"><text:tab/><text:tab/>-<text:span text:style-name="T1">pseudo-code</text:span></text:p>
      <text:p text:style-name="Standard"><text:tab/><text:tab/>-Explore maze by: down, right, up, left sequence</text:p>
      <text:p text:style-name="Standard"><text:tab/><text:tab/>-BFS or DFS?</text:p>
      <text:p text:style-name="Standard"><text:tab/><text:tab/><text:tab/>*generates path from the current robot position to goal.</text:p>
      <text:p text:style-name="Standard"><text:tab/><text:tab/><text:tab/>*Drive the robot through the maze</text:p>
      <text:p text:style-name="Standard"><text:tab/><text:tab/><text:tab/><text:tab/>-after each turn of the robot the function MoveFoward needs to be call each time</text:p>
      <text:p text:style-name="Standard"><text:tab/><text:tab/><text:tab/><text:tab/>-When driving the robot from the generated path, use method</text:p>
      <text:p text:style-name="Standard"><text:tab/><text:tab/><text:tab/><text:tab/><text:tab/>*SetWall from the API or Maze class??</text:p>
      <text:p text:style-name="Standard"><text:tab/><text:tab/><text:tab/><text:tab/><text:tab/><text:tab/>-To change the color of the wall.</text:p>
      <text:p text:style-name="P1"><text:tab/><text:tab/><text:tab/>*.h file<text:tab/><text:tab/><text:tab/><text:tab/><text:tab/></text:p>
      <text:p text:style-name="P1"><text:tab/><text:tab/><text:tab/><text:tab/>-method prototype/static/public</text:p>
      <text:p text:style-name="P1"><text:tab/><text:tab/><text:tab/>*.cpp file</text:p>
      <text:p text:style-name="P1"><text:tab/><text:tab/><text:tab/><text:tab/>-method definition</text:p>
      <text:p text:style-name="Standard"/>
      <text:p text:style-name="Standard">Micromouse Simulator (Generates maze, Add walls and Visualize maze)</text:p>
      <text:p text:style-name="Standard"><text:tab/>1. see robot move</text:p>
      <text:p text:style-name="Standard"><text:tab/>2. walls being added in the maze</text:p>
      <text:p text:style-name="Standard"><text:tab/>3. show the path generated by search algorithm</text:p>
      <text:p text:style-name="Standard"><text:tab/>-interact using build-in methods from mms project with class API</text:p>
      <text:p text:style-name="Standard"><text:tab/><text:tab/></text:p>
      <text:p text:style-name="Standard">*Final-Project-Group11/src/API</text:p>
      <text:p text:style-name="Standard"><text:tab/><text:tab/>*.h file<text:tab/><text:tab/><text:tab/><text:tab/><text:tab/></text:p>
      <text:p text:style-name="Standard"><text:tab/><text:tab/><text:tab/>-method prototype/static/public</text:p>
      <text:p text:style-name="Standard"><text:tab/><text:tab/>*.cpp file</text:p>
      <text:p text:style-name="Standard"><text:tab/><text:tab/><text:tab/>-method definition</text:p>
      <text:p text:style-name="Standard"><text:tab/>-store methods from mms</text:p>
      <text:p text:style-name="Standard"><text:tab/>-Has a set of functions and procedures in order to access features or data from other application</text:p>
      <text:p text:style-name="Standard"><text:tab/>-Inputs for simulator</text:p>
      <text:p text:style-name="Standard"><text:tab/><text:tab/>*Name: finalproject</text:p>
      <text:p text:style-name="Standard"><text:tab/><text:tab/>*Directory: /Desktop/Workspace/Final-Project-Group11/src</text:p>
      <text:p text:style-name="Standard"><text:tab/><text:tab/>*Build command: g++ API/api.cpp LandBasedRobot/landbasedrobot.cpp LandBasedTracked/landbasedtracked.cpp LandBasedWheeled/landbasedwheeled.cpp Maze/maze.cpp Heap/heap.cpp History/history.cpp Algorithm/algorithm.cpp Main/main.cpp</text:p>
      <text:p text:style-name="Standard"><text:tab/><text:tab/>*Run Command: ./a.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*Final-Project-Group11/src/Maze</text:p>
      <text:p text:style-name="Standard"><text:tab/>-Create an raw maze without walls (16x16)</text:p>
      <text:p text:style-name="Standard"><text:tab/>-Read the maze loaded by micromouse simulator</text:p>
      <text:p text:style-name="Standard"><text:tab/>-Store in your program with structure array or vector?</text:p>
      <text:p text:style-name="Standard"><text:tab/><text:tab/>*when program run, update raw maze each time the robot encounters walls</text:p>
      <text:p text:style-name="Standard"><text:tab/>-namespace fp</text:p>
      <text:p text:style-name="Standard"><text:tab/><text:tab/><text:tab/>*.h file<text:tab/><text:tab/><text:tab/><text:tab/><text:tab/></text:p>
      <text:p text:style-name="Standard"><text:tab/><text:tab/><text:tab/><text:tab/>-method prototype/virtual void/public</text:p>
      <text:p text:style-name="Standard"><text:tab/><text:tab/><text:tab/><text:tab/><text:tab/>*GetDimension();//read dimension of the maze</text:p>
      <text:p text:style-name="Standard"><text:tab/><text:tab/><text:tab/><text:tab/><text:tab/>*CheckAdjWall();//check if there is a wall between cells</text:p>
      <text:p text:style-name="Standard"><text:tab/><text:tab/><text:tab/><text:tab/><text:tab/><text:tab/>*no wall: mat[i][j]=1</text:p>
      <text:p text:style-name="Standard"><text:tab/><text:tab/><text:tab/><text:tab/><text:tab/>*SetWall();//set wall representation</text:p>
      <text:p text:style-name="Standard"><text:tab/><text:tab/><text:tab/><text:tab/><text:tab/><text:tab/>*wall: mat[i][j]=0</text:p>
      <text:p text:style-name="Standard"><text:tab/><text:tab/><text:tab/><text:tab/>-<text:span text:style-name="T2">attributes</text:span>/protected</text:p>
      <text:p text:style-name="Standard"/>
      <text:p text:style-name="Standard"><text:tab/><text:tab/><text:tab/>*.cpp file</text:p>
      <text:p text:style-name="Standard"><text:tab/><text:tab/><text:tab/><text:tab/>-method definition/void</text:p>
      <text:p text:style-name="Standard"/>
      <text:p text:style-name="Standard"/>
      <text:p text:style-name="Standard">*Final-Project-Group11/src/Heap??</text:p>
      <text:p text:style-name="Standard"/>
      <text:p text:style-name="Standard">*Final-Project-Group11/src/History??</text:p>
      <text:p text:style-name="Standard"/>
      <text:p text:style-name="Standard">*main function.cpp</text:p>
      <text:p text:style-name="Standard"><text:tab/>-#include "LandBasedTracked/landbasedtracked.h"</text:p>
      <text:p text:style-name="Standard"><text:tab/>-#include "LandBasedWheeled/landbasedwheeled.h"</text:p>
      <text:p text:style-name="Standard"><text:tab/>-Instantiate a derived class object and pass it to a method</text:p>
      <text:p text:style-name="Standard"><text:tab/><text:tab/>*eg: int main(){</text:p>
      <text:p text:style-name="Standard"><text:tab/><text:tab/><text:tab/>//--Replace the use of raw pointers with smart pointers</text:p>
      <text:p text:style-name="Standard"><text:tab/><text:tab/><text:tab/>fp::LandBasedRobot *wheeled = new fp::LandBasedWheeled("Husky");</text:p>
      <text:p text:style-name="Standard"><text:tab/><text:tab/><text:tab/>fp::Algorithm algo;</text:p>
      <text:p text:style-name="Standard"><text:tab/><text:tab/><text:tab/>algo.Solve(wheeled);</text:p>
      <text:p text:style-name="Standard"><text:tab/><text:tab/><text:tab/>delete wheeled;</text:p>
      <text:p text:style-name="Standard"><text:tab/><text:tab/><text:tab/>return 0;</text:p>
      <text:p text:style-name="Standard"><text:tab/><text:tab/><text:tab/>}</text:p>
      <text:p text:style-name="Standard"><text:tab/>-The derived class object MUST be passed to a any method (dynamic polymorphism) </text:p>
      <text:p text:style-name="Standard"><text:tab/>-Use smart pointers to point base class to run the method solve and drive the robot in the maze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3:24:55.568004596</meta:creation-date>
    <dc:date>2019-11-20T01:49:39.445017197</dc:date>
    <meta:editing-duration>PT39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55" meta:word-count="715" meta:character-count="5983" meta:non-whitespace-character-count="5077"/>
  </office:meta>
</office:document-meta>
</file>